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 Cyr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" style:family="table-cell" style:parent-style-name="Default">
      <style:table-cell-properties fo:border-bottom="0.31pt solid #1a1a1a" style:diagonal-bl-tr="none" style:diagonal-tl-br="none" fo:border-left="0.31pt solid #1a1a1a" fo:padding="0.071cm" fo:border-right="none" style:rotation-align="none" fo:border-top="0.31pt solid #1a1a1a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>
            <text:p>area</text:p>
          </table:table-cell>
          <table:table-cell office:value-type="string">
            <text:p>year</text:p>
          </table:table-cell>
          <table:table-cell office:value-type="string">
            <text:p>tidal_level</text:p>
          </table:table-cell>
          <table:table-cell office:value-type="string">
            <text:p>sample</text:p>
          </table:table-cell>
          <table:table-cell office:value-type="string">
            <text:p>N2.indd.sqmeter</text:p>
          </table:table-cell>
          <table:table-cell office:value-type="string">
            <text:p>sea</text:p>
          </table:table-cell>
          <table:table-cell office:value-type="string">
            <text:p>region</text:p>
          </table:table-cell>
          <table:table-cell office:value-type="string">
            <text:p>mareographic</text:p>
          </table:table-cell>
        </table:table-row>
        <table:table-row table:style-name="ro2">
          <table:table-cell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3" office:value-type="float" office:value="6">
            <text:p>6</text:p>
          </table:table-cell>
          <table:table-cell office:value-type="float" office:value="2040">
            <text:p>20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3" office:value-type="float" office:value="7">
            <text:p>7</text:p>
          </table:table-cell>
          <table:table-cell office:value-type="float" office:value="1640">
            <text:p>16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3" office:value-type="float" office:value="8">
            <text:p>8</text:p>
          </table:table-cell>
          <table:table-cell office:value-type="float" office:value="1780">
            <text:p>17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3" office:value-type="float" office:value="9">
            <text:p>9</text:p>
          </table:table-cell>
          <table:table-cell office:value-type="float" office:value="1640">
            <text:p>16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3" office:value-type="float" office:value="10">
            <text:p>10</text:p>
          </table:table-cell>
          <table:table-cell office:value-type="float" office:value="1920">
            <text:p>19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2">
          <table:table-cell table:style-name="ce1"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1">
            <text:p>1</text:p>
          </table:table-cell>
          <table:table-cell office:value-type="float" office:value="880">
            <text:p>8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table:style-name="ce1"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table:style-name="ce1"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3">
            <text:p>3</text:p>
          </table:table-cell>
          <table:table-cell office:value-type="float" office:value="480">
            <text:p>4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table:style-name="ce1"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table:style-name="ce1"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5">
            <text:p>5</text:p>
          </table:table-cell>
          <table:table-cell office:value-type="float" office:value="1140">
            <text:p>11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-1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-2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-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I-2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I-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II-1</text:p>
          </table:table-cell>
          <table:table-cell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II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II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V-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V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V-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11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13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14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15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16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18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19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6</text:p>
          </table:table-cell>
          <table:table-cell office:value-type="float" office:value="50">
            <text:p>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8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9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-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-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-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I-1</text:p>
          </table:table-cell>
          <table:table-cell office:value-type="float" office:value="180">
            <text:p>1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I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I-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II-1</text:p>
          </table:table-cell>
          <table:table-cell office:value-type="float" office:value="180">
            <text:p>1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II-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II-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-1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I-2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I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I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II-2</text:p>
          </table:table-cell>
          <table:table-cell office:value-type="float" office:value="180">
            <text:p>1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II-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V-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V-2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V-3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11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1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14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15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16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18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19</text:p>
          </table:table-cell>
          <table:table-cell office:value-type="float" office:value="80">
            <text:p>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20</text:p>
          </table:table-cell>
          <table:table-cell office:value-type="float" office:value="100">
            <text:p>10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21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22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25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6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8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9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-2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-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I-1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I-2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I-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II-1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II-2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II-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-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-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-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I-1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I-2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I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II-1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II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II-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1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3</text:p>
          </table:table-cell>
          <table:table-cell office:value-type="float" office:value="80">
            <text:p>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4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6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7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8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9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2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20</text:p>
          </table:table-cell>
          <table:table-cell office:value-type="float" office:value="50">
            <text:p>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21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22</text:p>
          </table:table-cell>
          <table:table-cell office:value-type="float" office:value="80">
            <text:p>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2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24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3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4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6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7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8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9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-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I-2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I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I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II-2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II-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0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1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4</text:p>
          </table:table-cell>
          <table:table-cell office:value-type="float" office:value="70">
            <text:p>7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5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6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8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9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20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21</text:p>
          </table:table-cell>
          <table:table-cell office:value-type="float" office:value="70">
            <text:p>7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2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2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24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25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3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4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5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6</text:p>
          </table:table-cell>
          <table:table-cell office:value-type="float" office:value="50">
            <text:p>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7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8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9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I-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II-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II-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III-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III-2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III-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4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5</text:p>
          </table:table-cell>
          <table:table-cell office:value-type="float" office:value="70">
            <text:p>7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6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7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8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9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2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20</text:p>
          </table:table-cell>
          <table:table-cell office:value-type="float" office:value="110">
            <text:p>1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21</text:p>
          </table:table-cell>
          <table:table-cell office:value-type="float" office:value="50">
            <text:p>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2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23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24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25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3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5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6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7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8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9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0m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0m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1m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1m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2m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2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2m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m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m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2m1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2m2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2m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3m1</text:p>
          </table:table-cell>
          <table:table-cell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3m2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4m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4m2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5m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5m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6m2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6m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7m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7m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8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8m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9m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9m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9m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I-1</text:p>
          </table:table-cell>
          <table:table-cell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I-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II-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II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III-2</text:p>
          </table:table-cell>
          <table:table-cell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III-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3m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3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3m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4m1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4m2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4m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5m1</text:p>
          </table:table-cell>
          <table:table-cell office:value-type="float" office:value="180">
            <text:p>1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5m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6m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7m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7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7m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8m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8m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9m1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9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9m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0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0m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1m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1m2</text:p>
          </table:table-cell>
          <table:table-cell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1m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2m1</text:p>
          </table:table-cell>
          <table:table-cell office:value-type="float" office:value="180">
            <text:p>1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2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2m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3m1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3m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3m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4m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4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0">
            <text:p>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100">
            <text:p>1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e4</text:p>
          </table:table-cell>
          <table:table-cell office:value-type="float" office:value="20">
            <text:p>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e5</text:p>
          </table:table-cell>
          <table:table-cell office:value-type="float" office:value="50">
            <text:p>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e6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40">
            <text:p>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310">
            <text:p>3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e4</text:p>
          </table:table-cell>
          <table:table-cell office:value-type="float" office:value="110">
            <text:p>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e5</text:p>
          </table:table-cell>
          <table:table-cell office:value-type="float" office:value="160">
            <text:p>1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e6</text:p>
          </table:table-cell>
          <table:table-cell office:value-type="float" office:value="250">
            <text:p>2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4">
            <text:p>1994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940">
            <text:p>9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4">
            <text:p>1994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870">
            <text:p>8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4">
            <text:p>1994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520">
            <text:p>5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5">
            <text:p>1995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5">
            <text:p>1995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560">
            <text:p>5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5">
            <text:p>1995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410">
            <text:p>4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6">
            <text:p>1996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6">
            <text:p>1996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6">
            <text:p>1996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290">
            <text:p>2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7">
            <text:p>1997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210">
            <text:p>2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7">
            <text:p>1997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90">
            <text:p>1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7">
            <text:p>1997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8">
            <text:p>1998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8">
            <text:p>1998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770">
            <text:p>7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8">
            <text:p>1998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760">
            <text:p>7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9">
            <text:p>1999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2940">
            <text:p>29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9">
            <text:p>1999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2440">
            <text:p>24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9">
            <text:p>1999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0">
            <text:p>2000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870">
            <text:p>18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0">
            <text:p>2000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790">
            <text:p>17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0">
            <text:p>2000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2080">
            <text:p>20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1">
            <text:p>2001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2830">
            <text:p>28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1">
            <text:p>2001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2350">
            <text:p>2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1">
            <text:p>2001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2640">
            <text:p>26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2">
            <text:p>2002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810">
            <text:p>18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2">
            <text:p>2002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620">
            <text:p>16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2">
            <text:p>2002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2320">
            <text:p>23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3">
            <text:p>2003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2690">
            <text:p>2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3">
            <text:p>2003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2010">
            <text:p>20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3">
            <text:p>2003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1960">
            <text:p>19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3300">
            <text:p>33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3890">
            <text:p>38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2800">
            <text:p>28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5">
            <text:p>2005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310">
            <text:p>13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5">
            <text:p>2005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710">
            <text:p>17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5">
            <text:p>2005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1850">
            <text:p>18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180">
            <text:p>11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060">
            <text:p>10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740">
            <text:p>7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1me1</text:p>
          </table:table-cell>
          <table:table-cell office:value-type="float" office:value="2040">
            <text:p>20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1me2</text:p>
          </table:table-cell>
          <table:table-cell office:value-type="float" office:value="1920">
            <text:p>19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1me3</text:p>
          </table:table-cell>
          <table:table-cell office:value-type="float" office:value="3540">
            <text:p>35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2me1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2me2</text:p>
          </table:table-cell>
          <table:table-cell office:value-type="float" office:value="3450">
            <text:p>3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2me3</text:p>
          </table:table-cell>
          <table:table-cell office:value-type="float" office:value="2820">
            <text:p>28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3me1</text:p>
          </table:table-cell>
          <table:table-cell office:value-type="float" office:value="1680">
            <text:p>16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3me2</text:p>
          </table:table-cell>
          <table:table-cell office:value-type="float" office:value="1800">
            <text:p>18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3me3</text:p>
          </table:table-cell>
          <table:table-cell office:value-type="float" office:value="4320">
            <text:p>43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2340">
            <text:p>23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180">
            <text:p>11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1530">
            <text:p>15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9">
            <text:p>2009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750">
            <text:p>1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9">
            <text:p>2009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680">
            <text:p>16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9">
            <text:p>2009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2150">
            <text:p>2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0">
            <text:p>2010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640">
            <text:p>16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0">
            <text:p>2010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2440">
            <text:p>24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0">
            <text:p>2010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2090">
            <text:p>20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e11</text:p>
          </table:table-cell>
          <table:table-cell office:value-type="float" office:value="1440">
            <text:p>14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980">
            <text:p>19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e13</text:p>
          </table:table-cell>
          <table:table-cell office:value-type="float" office:value="1680">
            <text:p>16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e21</text:p>
          </table:table-cell>
          <table:table-cell office:value-type="float" office:value="1740">
            <text:p>17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500">
            <text:p>15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e23</text:p>
          </table:table-cell>
          <table:table-cell office:value-type="float" office:value="1800">
            <text:p>18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e31</text:p>
          </table:table-cell>
          <table:table-cell office:value-type="float" office:value="1560">
            <text:p>15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e32</text:p>
          </table:table-cell>
          <table:table-cell office:value-type="float" office:value="1440">
            <text:p>14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590">
            <text:p>15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2">
            <text:p>2012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170">
            <text:p>1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2">
            <text:p>2012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210">
            <text:p>12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2">
            <text:p>2012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1130">
            <text:p>11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7">
            <text:p>7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table:style-name="ce1"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table:style-name="ce1" office:value-type="float" office:value="210">
            <text:p>2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80">
            <text:p>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15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2</text:p>
          </table:table-cell>
          <table:table-cell office:value-type="float" office:value="110">
            <text:p>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3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4</text:p>
          </table:table-cell>
          <table:table-cell office:value-type="float" office:value="40">
            <text:p>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5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6</text:p>
          </table:table-cell>
          <table:table-cell office:value-type="float" office:value="190">
            <text:p>1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g12</text:p>
          </table:table-cell>
          <table:table-cell office:value-type="float" office:value="10">
            <text:p>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g16</text:p>
          </table:table-cell>
          <table:table-cell office:value-type="float" office:value="20">
            <text:p>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g17</text:p>
          </table:table-cell>
          <table:table-cell office:value-type="float" office:value="10">
            <text:p>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13</text:p>
          </table:table-cell>
          <table:table-cell office:value-type="float" office:value="110">
            <text:p>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14</text:p>
          </table:table-cell>
          <table:table-cell office:value-type="float" office:value="80">
            <text:p>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7</text:p>
          </table:table-cell>
          <table:table-cell office:value-type="float" office:value="110">
            <text:p>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8</text:p>
          </table:table-cell>
          <table:table-cell office:value-type="float" office:value="100">
            <text:p>1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9</text:p>
          </table:table-cell>
          <table:table-cell office:value-type="float" office:value="140">
            <text:p>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low</text:p>
          </table:table-cell>
          <table:table-cell office:value-type="string">
            <text:p>mg10</text:p>
          </table:table-cell>
          <table:table-cell office:value-type="float" office:value="70">
            <text:p>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low</text:p>
          </table:table-cell>
          <table:table-cell office:value-type="string">
            <text:p>mg11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high</text:p>
          </table:table-cell>
          <table:table-cell office:value-type="string">
            <text:p>mg2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high</text:p>
          </table:table-cell>
          <table:table-cell office:value-type="string">
            <text:p>mg3</text:p>
          </table:table-cell>
          <table:table-cell office:value-type="float" office:value="190">
            <text:p>1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g11</text:p>
          </table:table-cell>
          <table:table-cell office:value-type="float" office:value="130">
            <text:p>1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g12</text:p>
          </table:table-cell>
          <table:table-cell office:value-type="float" office:value="10">
            <text:p>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g13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dle</text:p>
          </table:table-cell>
          <table:table-cell office:value-type="string">
            <text:p>mg4</text:p>
          </table:table-cell>
          <table:table-cell office:value-type="float" office:value="460">
            <text:p>4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dle</text:p>
          </table:table-cell>
          <table:table-cell office:value-type="string">
            <text:p>mg5</text:p>
          </table:table-cell>
          <table:table-cell office:value-type="float" office:value="500">
            <text:p>5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dle</text:p>
          </table:table-cell>
          <table:table-cell office:value-type="string">
            <text:p>mg6</text:p>
          </table:table-cell>
          <table:table-cell office:value-type="float" office:value="480">
            <text:p>4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10</text:p>
          </table:table-cell>
          <table:table-cell office:value-type="float" office:value="170">
            <text:p>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7</text:p>
          </table:table-cell>
          <table:table-cell office:value-type="float" office:value="230">
            <text:p>2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8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9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4">
            <text:p>1994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1220">
            <text:p>12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4">
            <text:p>1994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4">
            <text:p>1994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360">
            <text:p>13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4">
            <text:p>1994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1820">
            <text:p>18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5">
            <text:p>1995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210">
            <text:p>2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5">
            <text:p>1995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1100">
            <text:p>11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5">
            <text:p>1995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710">
            <text:p>7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5">
            <text:p>1995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1750">
            <text:p>1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6">
            <text:p>1996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260">
            <text:p>2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6">
            <text:p>1996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420">
            <text:p>4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6">
            <text:p>1996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440">
            <text:p>14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6">
            <text:p>1996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470">
            <text:p>4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7">
            <text:p>1997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160">
            <text:p>1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7">
            <text:p>1997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380">
            <text:p>3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7">
            <text:p>1997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580">
            <text:p>5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7">
            <text:p>1997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8">
            <text:p>1998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8">
            <text:p>1998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1120">
            <text:p>11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8">
            <text:p>1998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400">
            <text:p>24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8">
            <text:p>1998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2320">
            <text:p>23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9">
            <text:p>1999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3160">
            <text:p>31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9">
            <text:p>1999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3580">
            <text:p>35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9">
            <text:p>1999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8030">
            <text:p>80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9">
            <text:p>1999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4240">
            <text:p>4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0">
            <text:p>2000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6100">
            <text:p>61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0">
            <text:p>2000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0">
            <text:p>2000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4800">
            <text:p>48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0">
            <text:p>2000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1">
            <text:p>2001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3030">
            <text:p>30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1">
            <text:p>2001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3530">
            <text:p>35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1">
            <text:p>2001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2240">
            <text:p>2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2">
            <text:p>2002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2380">
            <text:p>23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2">
            <text:p>2002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200">
            <text:p>22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2">
            <text:p>2002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730">
            <text:p>7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3">
            <text:p>2003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2110">
            <text:p>2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3">
            <text:p>2003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1540">
            <text:p>15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110">
            <text:p>2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3">
            <text:p>2003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2710">
            <text:p>27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 office:value-type="float" office:value="2910">
            <text:p>29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 office:value-type="float" office:value="2760">
            <text:p>27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 office:value-type="float" office:value="2190">
            <text:p>21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 office:value-type="float" office:value="1440">
            <text:p>14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 office:value-type="float" office:value="1530">
            <text:p>15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 office:value-type="float" office:value="1650">
            <text:p>16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 office:value-type="float" office:value="1740">
            <text:p>17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 office:value-type="float" office:value="2040">
            <text:p>20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 office:value-type="float" office:value="1320">
            <text:p>13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 office:value-type="float" office:value="1170">
            <text:p>1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 office:value-type="float" office:value="1260">
            <text:p>12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5">
            <text:p>2005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3060">
            <text:p>30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5">
            <text:p>2005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830">
            <text:p>8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290">
            <text:p>22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5">
            <text:p>2005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 office:value-type="float" office:value="2340">
            <text:p>23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 office:value-type="float" office:value="1530">
            <text:p>15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 office:value-type="float" office:value="2730">
            <text:p>27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 office:value-type="float" office:value="2550">
            <text:p>25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 office:value-type="float" office:value="1380">
            <text:p>13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 office:value-type="float" office:value="1800">
            <text:p>18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 office:value-type="float" office:value="810">
            <text:p>8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 office:value-type="float" office:value="630">
            <text:p>6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 office:value-type="float" office:value="510">
            <text:p>5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high</text:p>
          </table:table-cell>
          <table:table-cell office:value-type="string">
            <text:p>1mg1</text:p>
          </table:table-cell>
          <table:table-cell office:value-type="float" office:value="1260">
            <text:p>12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high</text:p>
          </table:table-cell>
          <table:table-cell office:value-type="string">
            <text:p>2mg1</text:p>
          </table:table-cell>
          <table:table-cell office:value-type="float" office:value="2220">
            <text:p>22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high</text:p>
          </table:table-cell>
          <table:table-cell office:value-type="string">
            <text:p>3mg1</text:p>
          </table:table-cell>
          <table:table-cell office:value-type="float" office:value="2340">
            <text:p>23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1mg4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2mg4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3mg4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mg2</text:p>
          </table:table-cell>
          <table:table-cell office:value-type="float" office:value="2160">
            <text:p>21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2mg2</text:p>
          </table:table-cell>
          <table:table-cell office:value-type="float" office:value="2670">
            <text:p>26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3mg2</text:p>
          </table:table-cell>
          <table:table-cell office:value-type="float" office:value="1140">
            <text:p>1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midlow</text:p>
          </table:table-cell>
          <table:table-cell office:value-type="string">
            <text:p>1mg3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midlow</text:p>
          </table:table-cell>
          <table:table-cell office:value-type="string">
            <text:p>2mg3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midlow</text:p>
          </table:table-cell>
          <table:table-cell office:value-type="string">
            <text:p>3mg3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 office:value-type="float" office:value="1050">
            <text:p>10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 office:value-type="float" office:value="1290">
            <text:p>12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 office:value-type="float" office:value="960">
            <text:p>9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 office:value-type="float" office:value="480">
            <text:p>4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 office:value-type="float" office:value="2490">
            <text:p>24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 office:value-type="float" office:value="2850">
            <text:p>28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 office:value-type="float" office:value="2880">
            <text:p>28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 office:value-type="float" office:value="1650">
            <text:p>16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 office:value-type="float" office:value="1170">
            <text:p>1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9">
            <text:p>2009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1860">
            <text:p>18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9">
            <text:p>2009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470">
            <text:p>4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280">
            <text:p>12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9">
            <text:p>2009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790">
            <text:p>7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0">
            <text:p>2010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900">
            <text:p>9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0">
            <text:p>2010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1140">
            <text:p>1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0">
            <text:p>2010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1330">
            <text:p>13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 office:value-type="float" office:value="2850">
            <text:p>28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 office:value-type="float" office:value="3000">
            <text:p>30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 office:value-type="float" office:value="1440">
            <text:p>14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 office:value-type="float" office:value="1140">
            <text:p>1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 office:value-type="float" office:value="1590">
            <text:p>15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 office:value-type="float" office:value="1200">
            <text:p>12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 office:value-type="float" office:value="1320">
            <text:p>13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 office:value-type="float" office:value="1470">
            <text:p>14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 office:value-type="float" office:value="1980">
            <text:p>19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2">
            <text:p>2012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1800">
            <text:p>18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2">
            <text:p>2012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790">
            <text:p>17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2">
            <text:p>2012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760">
            <text:p>7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Ivanovskaya</text:p>
          </table:table-cell>
          <table:table-cell office:value-type="float" office:value="2008">
            <text:p>2008</text:p>
          </table:table-cell>
          <table:table-cell office:value-type="string">
            <text:p>subtidal</text:p>
          </table:table-cell>
          <table:table-cell office:value-type="float" office:value="1">
            <text:p>1</text:p>
          </table:table-cell>
          <table:table-cell table:style-name="ce1" office:value-type="float" office:value="1100">
            <text:p>110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subtidal</text:p>
          </table:table-cell>
        </table:table-row>
        <table:table-row table:style-name="ro2">
          <table:table-cell office:value-type="string">
            <text:p>Ivanovskaya</text:p>
          </table:table-cell>
          <table:table-cell office:value-type="float" office:value="2008">
            <text:p>2008</text:p>
          </table:table-cell>
          <table:table-cell office:value-type="string">
            <text:p>subtidal</text:p>
          </table:table-cell>
          <table:table-cell office:value-type="float" office:value="2">
            <text:p>2</text:p>
          </table:table-cell>
          <table:table-cell table:style-name="ce1" office:value-type="float" office:value="1440">
            <text:p>14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subtidal</text:p>
          </table:table-cell>
        </table:table-row>
        <table:table-row table:style-name="ro2">
          <table:table-cell office:value-type="string">
            <text:p>Ivanovskaya</text:p>
          </table:table-cell>
          <table:table-cell office:value-type="float" office:value="2008">
            <text:p>2008</text:p>
          </table:table-cell>
          <table:table-cell office:value-type="string">
            <text:p>subtidal</text:p>
          </table:table-cell>
          <table:table-cell office:value-type="float" office:value="3">
            <text:p>3</text:p>
          </table:table-cell>
          <table:table-cell table:style-name="ce1" office:value-type="float" office:value="1100">
            <text:p>110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subtidal</text:p>
          </table:table-cell>
        </table:table-row>
        <table:table-row table:style-name="ro2">
          <table:table-cell office:value-type="string">
            <text:p>Ivanovskaya</text:p>
          </table:table-cell>
          <table:table-cell office:value-type="float" office:value="2008">
            <text:p>2008</text:p>
          </table:table-cell>
          <table:table-cell office:value-type="string">
            <text:p>subtidal</text:p>
          </table:table-cell>
          <table:table-cell office:value-type="float" office:value="4">
            <text:p>4</text:p>
          </table:table-cell>
          <table:table-cell table:style-name="ce1" office:value-type="float" office:value="1080">
            <text:p>10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subtidal</text:p>
          </table:table-cell>
        </table:table-row>
        <table:table-row table:style-name="ro2">
          <table:table-cell office:value-type="string">
            <text:p>Ivanovskaya</text:p>
          </table:table-cell>
          <table:table-cell office:value-type="float" office:value="2008">
            <text:p>2008</text:p>
          </table:table-cell>
          <table:table-cell office:value-type="string">
            <text:p>subtidal</text:p>
          </table:table-cell>
          <table:table-cell office:value-type="float" office:value="5">
            <text:p>5</text:p>
          </table:table-cell>
          <table:table-cell table:style-name="ce1" office:value-type="float" office:value="1320">
            <text:p>13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subtidal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540">
            <text:p>5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810">
            <text:p>8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1410">
            <text:p>14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800">
            <text:p>18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1830">
            <text:p>18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2160">
            <text:p>21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1530">
            <text:p>15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1980">
            <text:p>19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1770">
            <text:p>17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960">
            <text:p>9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360">
            <text:p>3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1680">
            <text:p>16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660">
            <text:p>6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1320">
            <text:p>13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660">
            <text:p>6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1050">
            <text:p>10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table:style-name="ce1" office:value-type="float" office:value="840">
            <text:p>8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table:style-name="ce1" office:value-type="float" office:value="600">
            <text:p>6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table:style-name="ce1" office:value-type="float" office:value="900">
            <text:p>9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table:style-name="ce1" office:value-type="float" office:value="810">
            <text:p>81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table:style-name="ce1" office:value-type="float" office:value="990">
            <text:p>99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table:style-name="ce1" office:value-type="float" office:value="1080">
            <text:p>10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table:style-name="ce1" office:value-type="float" office:value="1260">
            <text:p>12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table:style-name="ce1" office:value-type="float" office:value="600">
            <text:p>6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table:style-name="ce1" office:value-type="float" office:value="1380">
            <text:p>13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table:style-name="ce1" office:value-type="float" office:value="1380">
            <text:p>13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table:style-name="ce1" office:value-type="float" office:value="1170">
            <text:p>117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table:style-name="ce1" office:value-type="float" office:value="630">
            <text:p>63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table:style-name="ce1" office:value-type="float" office:value="840">
            <text:p>8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table:style-name="ce1" office:value-type="float" office:value="1350">
            <text:p>135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table:style-name="ce1" office:value-type="float" office:value="690">
            <text:p>69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6">
            <text:p>16</text:p>
          </table:table-cell>
          <table:table-cell table:style-name="ce1" office:value-type="float" office:value="450">
            <text:p>45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1">
            <text:p>1</text:p>
          </table:table-cell>
          <table:table-cell office:value-type="float" office:value="2310">
            <text:p>231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office:value-type="float" office:value="2190">
            <text:p>219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770">
            <text:p>177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4">
            <text:p>4</text:p>
          </table:table-cell>
          <table:table-cell office:value-type="float" office:value="1800">
            <text:p>18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5">
            <text:p>5</text:p>
          </table:table-cell>
          <table:table-cell office:value-type="float" office:value="2520">
            <text:p>25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6">
            <text:p>6</text:p>
          </table:table-cell>
          <table:table-cell office:value-type="float" office:value="1290">
            <text:p>129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7">
            <text:p>7</text:p>
          </table:table-cell>
          <table:table-cell office:value-type="float" office:value="990">
            <text:p>99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8">
            <text:p>8</text:p>
          </table:table-cell>
          <table:table-cell office:value-type="float" office:value="1830">
            <text:p>183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9">
            <text:p>9</text:p>
          </table:table-cell>
          <table:table-cell office:value-type="float" office:value="870">
            <text:p>87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office:value-type="float" office:value="870">
            <text:p>87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560">
            <text:p>15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4">
            <text:p>4</text:p>
          </table:table-cell>
          <table:table-cell office:value-type="float" office:value="960">
            <text:p>9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5">
            <text:p>5</text:p>
          </table:table-cell>
          <table:table-cell office:value-type="float" office:value="840">
            <text:p>8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6">
            <text:p>6</text:p>
          </table:table-cell>
          <table:table-cell office:value-type="float" office:value="720">
            <text:p>7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7">
            <text:p>7</text:p>
          </table:table-cell>
          <table:table-cell office:value-type="float" office:value="630">
            <text:p>63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8">
            <text:p>8</text:p>
          </table:table-cell>
          <table:table-cell office:value-type="float" office:value="930">
            <text:p>93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9">
            <text:p>9</text:p>
          </table:table-cell>
          <table:table-cell office:value-type="float" office:value="540">
            <text:p>5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office:value-type="float" office:value="750">
            <text:p>75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1">
            <text:p>11</text:p>
          </table:table-cell>
          <table:table-cell office:value-type="float" office:value="720">
            <text:p>7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2">
            <text:p>12</text:p>
          </table:table-cell>
          <table:table-cell office:value-type="float" office:value="600">
            <text:p>6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4">
            <text:p>14</text:p>
          </table:table-cell>
          <table:table-cell office:value-type="float" office:value="420">
            <text:p>4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5">
            <text:p>15</text:p>
          </table:table-cell>
          <table:table-cell office:value-type="float" office:value="360">
            <text:p>3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6">
            <text:p>16</text:p>
          </table:table-cell>
          <table:table-cell office:value-type="float" office:value="810">
            <text:p>81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7">
            <text:p>17</text:p>
          </table:table-cell>
          <table:table-cell office:value-type="float" office:value="510">
            <text:p>51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8">
            <text:p>18</text:p>
          </table:table-cell>
          <table:table-cell office:value-type="float" office:value="300">
            <text:p>3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9">
            <text:p>19</text:p>
          </table:table-cell>
          <table:table-cell office:value-type="float" office:value="840">
            <text:p>8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0">
            <text:p>20</text:p>
          </table:table-cell>
          <table:table-cell office:value-type="float" office:value="660">
            <text:p>6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1">
            <text:p>21</text:p>
          </table:table-cell>
          <table:table-cell office:value-type="float" office:value="780">
            <text:p>7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2">
            <text:p>22</text:p>
          </table:table-cell>
          <table:table-cell office:value-type="float" office:value="1350">
            <text:p>135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3">
            <text:p>23</text:p>
          </table:table-cell>
          <table:table-cell office:value-type="float" office:value="1320">
            <text:p>13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4">
            <text:p>24</text:p>
          </table:table-cell>
          <table:table-cell office:value-type="float" office:value="630">
            <text:p>63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5">
            <text:p>25</text:p>
          </table:table-cell>
          <table:table-cell office:value-type="float" office:value="1260">
            <text:p>12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6">
            <text:p>26</text:p>
          </table:table-cell>
          <table:table-cell office:value-type="float" office:value="1650">
            <text:p>165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7">
            <text:p>27</text:p>
          </table:table-cell>
          <table:table-cell office:value-type="float" office:value="1440">
            <text:p>14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8">
            <text:p>28</text:p>
          </table:table-cell>
          <table:table-cell office:value-type="float" office:value="630">
            <text:p>63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9">
            <text:p>29</text:p>
          </table:table-cell>
          <table:table-cell office:value-type="float" office:value="660">
            <text:p>6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0">
            <text:p>30</text:p>
          </table:table-cell>
          <table:table-cell office:value-type="float" office:value="1350">
            <text:p>135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1">
            <text:p>31</text:p>
          </table:table-cell>
          <table:table-cell office:value-type="float" office:value="600">
            <text:p>6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2">
            <text:p>32</text:p>
          </table:table-cell>
          <table:table-cell office:value-type="float" office:value="720">
            <text:p>7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3">
            <text:p>33</text:p>
          </table:table-cell>
          <table:table-cell office:value-type="float" office:value="540">
            <text:p>5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4">
            <text:p>34</text:p>
          </table:table-cell>
          <table:table-cell office:value-type="float" office:value="420">
            <text:p>4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5">
            <text:p>35</text:p>
          </table:table-cell>
          <table:table-cell office:value-type="float" office:value="210">
            <text:p>21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6">
            <text:p>36</text:p>
          </table:table-cell>
          <table:table-cell office:value-type="float" office:value="420">
            <text:p>4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1">
            <text:p>1</text:p>
          </table:table-cell>
          <table:table-cell office:value-type="float" office:value="520">
            <text:p>5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360">
            <text:p>13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4">
            <text:p>4</text:p>
          </table:table-cell>
          <table:table-cell office:value-type="float" office:value="1080">
            <text:p>10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6">
            <text:p>6</text:p>
          </table:table-cell>
          <table:table-cell office:value-type="float" office:value="1140">
            <text:p>11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7">
            <text:p>7</text:p>
          </table:table-cell>
          <table:table-cell office:value-type="float" office:value="840">
            <text:p>8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8">
            <text:p>8</text:p>
          </table:table-cell>
          <table:table-cell office:value-type="float" office:value="820">
            <text:p>8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9">
            <text:p>9</text:p>
          </table:table-cell>
          <table:table-cell office:value-type="float" office:value="280">
            <text:p>2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office:value-type="float" office:value="1960">
            <text:p>19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table:style-name="ce1"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table:style-name="ce1"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6">
            <text:p>16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7">
            <text:p>17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8">
            <text:p>18</text:p>
          </table:table-cell>
          <table:table-cell table:style-name="ce1" office:value-type="float" office:value="210">
            <text:p>2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1">
            <text:p>21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2">
            <text:p>22</text:p>
          </table:table-cell>
          <table:table-cell table:style-name="ce1"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3">
            <text:p>23</text:p>
          </table:table-cell>
          <table:table-cell table:style-name="ce1"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4">
            <text:p>24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5">
            <text:p>25</text:p>
          </table:table-cell>
          <table:table-cell table:style-name="ce1" office:value-type="float" office:value="270">
            <text:p>27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6">
            <text:p>26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7">
            <text:p>27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8">
            <text:p>28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9">
            <text:p>29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0">
            <text:p>30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1">
            <text:p>31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2">
            <text:p>32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3">
            <text:p>3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4">
            <text:p>4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Porchnikha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5">
            <text:p>5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17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8</text:p>
          </table:table-cell>
          <table:table-cell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9</text:p>
          </table:table-cell>
          <table:table-cell office:value-type="float" office:value="300">
            <text:p>3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3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4</text:p>
          </table:table-cell>
          <table:table-cell office:value-type="float" office:value="210">
            <text:p>2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8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2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low_beatch</text:p>
          </table:table-cell>
          <table:table-cell office:value-type="string">
            <text:p>II-19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  <table:table-cell office:value-type="float" office:value="1470">
            <text:p>14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low_beatch</text:p>
          </table:table-cell>
          <table:table-cell office:value-type="string">
            <text:p>II-6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20</text:p>
          </table:table-cell>
          <table:table-cell office:value-type="float" office:value="420">
            <text:p>4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4</text:p>
          </table:table-cell>
          <table:table-cell office:value-type="float" office:value="510">
            <text:p>5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  <table:table-cell office:value-type="float" office:value="660">
            <text:p>6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8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20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3</text:p>
          </table:table-cell>
          <table:table-cell office:value-type="float" office:value="600">
            <text:p>6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  <table:table-cell office:value-type="float" office:value="660">
            <text:p>6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7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6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7</text:p>
          </table:table-cell>
          <table:table-cell office:value-type="float" office:value="510">
            <text:p>5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  <table:table-cell office:value-type="float" office:value="210">
            <text:p>2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19</text:p>
          </table:table-cell>
          <table:table-cell office:value-type="float" office:value="540">
            <text:p>5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2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 office:value-type="float" office:value="360">
            <text:p>3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7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8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9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  <table:table-cell office:value-type="float" office:value="1080">
            <text:p>10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2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4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5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low_beatch</text:p>
          </table:table-cell>
          <table:table-cell office:value-type="string">
            <text:p>II-16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  <table:table-cell office:value-type="float" office:value="1260">
            <text:p>12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low_beatch</text:p>
          </table:table-cell>
          <table:table-cell office:value-type="string">
            <text:p>II-18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  <table:table-cell office:value-type="float" office:value="600">
            <text:p>6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  <table:table-cell office:value-type="float" office:value="420">
            <text:p>4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4</text:p>
          </table:table-cell>
          <table:table-cell office:value-type="float" office:value="810">
            <text:p>8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5</text:p>
          </table:table-cell>
          <table:table-cell office:value-type="float" office:value="1140">
            <text:p>1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9</text:p>
          </table:table-cell>
          <table:table-cell office:value-type="float" office:value="600">
            <text:p>6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20</text:p>
          </table:table-cell>
          <table:table-cell office:value-type="float" office:value="1020">
            <text:p>10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  <table:table-cell office:value-type="float" office:value="1230">
            <text:p>12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2</text:p>
          </table:table-cell>
          <table:table-cell office:value-type="float" office:value="1260">
            <text:p>12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4</text:p>
          </table:table-cell>
          <table:table-cell office:value-type="float" office:value="1920">
            <text:p>19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  <table:table-cell office:value-type="float" office:value="1020">
            <text:p>10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9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  <table:table-cell office:value-type="float" office:value="1230">
            <text:p>12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  <table:table-cell office:value-type="float" office:value="510">
            <text:p>5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5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8</text:p>
          </table:table-cell>
          <table:table-cell office:value-type="float" office:value="540">
            <text:p>5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1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2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4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5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  <table:table-cell office:value-type="float" office:value="1050">
            <text:p>10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8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16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19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20</text:p>
          </table:table-cell>
          <table:table-cell office:value-type="float" office:value="510">
            <text:p>5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 office:value-type="float" office:value="900">
            <text:p>9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  <table:table-cell office:value-type="float" office:value="1020">
            <text:p>10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  <table:table-cell office:value-type="float" office:value="1590">
            <text:p>15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3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8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  <table:table-cell office:value-type="float" office:value="960">
            <text:p>9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6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7</text:p>
          </table:table-cell>
          <table:table-cell office:value-type="float" office:value="210">
            <text:p>2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9</text:p>
          </table:table-cell>
          <table:table-cell office:value-type="float" office:value="1290">
            <text:p>12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  <table:table-cell office:value-type="float" office:value="1170">
            <text:p>1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20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  <table:table-cell office:value-type="float" office:value="870">
            <text:p>8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 office:value-type="float" office:value="480">
            <text:p>4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  <table:table-cell office:value-type="float" office:value="1890">
            <text:p>18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5</text:p>
          </table:table-cell>
          <table:table-cell office:value-type="float" office:value="900">
            <text:p>9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  <table:table-cell office:value-type="float" office:value="480">
            <text:p>4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9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20</text:p>
          </table:table-cell>
          <table:table-cell office:value-type="float" office:value="210">
            <text:p>2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high_beatch</text:p>
          </table:table-cell>
          <table:table-cell office:value-type="string">
            <text:p>II-11</text:p>
          </table:table-cell>
          <table:table-cell office:value-type="float" office:value="630">
            <text:p>6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high_beatch</text:p>
          </table:table-cell>
          <table:table-cell office:value-type="string">
            <text:p>II-12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high_beatch</text:p>
          </table:table-cell>
          <table:table-cell office:value-type="string">
            <text:p>II-13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  <table:table-cell office:value-type="float" office:value="810">
            <text:p>8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  <table:table-cell office:value-type="float" office:value="1140">
            <text:p>1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  <table:table-cell office:value-type="float" office:value="1020">
            <text:p>10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18</text:p>
          </table:table-cell>
          <table:table-cell office:value-type="float" office:value="540">
            <text:p>5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  <table:table-cell office:value-type="float" office:value="630">
            <text:p>6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 office:value-type="float" office:value="960">
            <text:p>9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 office:value-type="float" office:value="660">
            <text:p>6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  <table:table-cell office:value-type="float" office:value="2010">
            <text:p>20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  <table:table-cell office:value-type="float" office:value="3090">
            <text:p>30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5</text:p>
          </table:table-cell>
          <table:table-cell office:value-type="float" office:value="1380">
            <text:p>13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  <table:table-cell office:value-type="float" office:value="5670">
            <text:p>56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7</text:p>
          </table:table-cell>
          <table:table-cell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8</text:p>
          </table:table-cell>
          <table:table-cell office:value-type="float" office:value="4230">
            <text:p>42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  <table:table-cell office:value-type="float" office:value="1320">
            <text:p>13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2</text:p>
          </table:table-cell>
          <table:table-cell office:value-type="float" office:value="1890">
            <text:p>18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  <table:table-cell office:value-type="float" office:value="3960">
            <text:p>39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4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6</text:p>
          </table:table-cell>
          <table:table-cell office:value-type="float" office:value="1110">
            <text:p>1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  <table:table-cell office:value-type="float" office:value="870">
            <text:p>8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8</text:p>
          </table:table-cell>
          <table:table-cell office:value-type="float" office:value="2100">
            <text:p>21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9</text:p>
          </table:table-cell>
          <table:table-cell office:value-type="float" office:value="1080">
            <text:p>10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20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  <table:table-cell office:value-type="float" office:value="3510">
            <text:p>35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4</text:p>
          </table:table-cell>
          <table:table-cell office:value-type="float" office:value="2130">
            <text:p>21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5</text:p>
          </table:table-cell>
          <table:table-cell office:value-type="float" office:value="2970">
            <text:p>29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 office:value-type="float" office:value="2580">
            <text:p>25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  <table:table-cell office:value-type="float" office:value="6990">
            <text:p>69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3</text:p>
          </table:table-cell>
          <table:table-cell office:value-type="float" office:value="1740">
            <text:p>17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  <table:table-cell office:value-type="float" office:value="8100">
            <text:p>81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5</text:p>
          </table:table-cell>
          <table:table-cell office:value-type="float" office:value="1140">
            <text:p>1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20</text:p>
          </table:table-cell>
          <table:table-cell office:value-type="float" office:value="5220">
            <text:p>52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high_beatch</text:p>
          </table:table-cell>
          <table:table-cell office:value-type="string">
            <text:p>II-17</text:p>
          </table:table-cell>
          <table:table-cell office:value-type="float" office:value="18900">
            <text:p>189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high_beatch</text:p>
          </table:table-cell>
          <table:table-cell office:value-type="string">
            <text:p>II-18</text:p>
          </table:table-cell>
          <table:table-cell office:value-type="float" office:value="1050">
            <text:p>10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high_beatch</text:p>
          </table:table-cell>
          <table:table-cell office:value-type="string">
            <text:p>II-19</text:p>
          </table:table-cell>
          <table:table-cell office:value-type="float" office:value="1770">
            <text:p>17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  <table:table-cell office:value-type="float" office:value="1110">
            <text:p>1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  <table:table-cell office:value-type="float" office:value="2280">
            <text:p>22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  <table:table-cell office:value-type="float" office:value="3210">
            <text:p>32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  <table:table-cell office:value-type="float" office:value="4170">
            <text:p>4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  <table:table-cell office:value-type="float" office:value="870">
            <text:p>8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  <table:table-cell office:value-type="float" office:value="3030">
            <text:p>30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  <table:table-cell office:value-type="float" office:value="4170">
            <text:p>4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  <table:table-cell office:value-type="float" office:value="960">
            <text:p>9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 office:value-type="float" office:value="1170">
            <text:p>1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 office:value-type="float" office:value="2160">
            <text:p>21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 office:value-type="float" office:value="2940">
            <text:p>29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1</text:p>
          </table:table-cell>
          <table:table-cell office:value-type="float" office:value="2400">
            <text:p>24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2</text:p>
          </table:table-cell>
          <table:table-cell office:value-type="float" office:value="3120">
            <text:p>31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3</text:p>
          </table:table-cell>
          <table:table-cell office:value-type="float" office:value="3600">
            <text:p>36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4</text:p>
          </table:table-cell>
          <table:table-cell office:value-type="float" office:value="1920">
            <text:p>19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high_beatch</text:p>
          </table:table-cell>
          <table:table-cell office:value-type="string">
            <text:p>II-14</text:p>
          </table:table-cell>
          <table:table-cell office:value-type="float" office:value="3510">
            <text:p>35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  <table:table-cell office:value-type="float" office:value="1770">
            <text:p>17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10</text:p>
          </table:table-cell>
          <table:table-cell office:value-type="float" office:value="2310">
            <text:p>23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11</text:p>
          </table:table-cell>
          <table:table-cell office:value-type="float" office:value="2490">
            <text:p>24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12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9</text:p>
          </table:table-cell>
          <table:table-cell office:value-type="float" office:value="2430">
            <text:p>24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  <table:table-cell office:value-type="float" office:value="1500">
            <text:p>15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5</text:p>
          </table:table-cell>
          <table:table-cell office:value-type="float" office:value="4980">
            <text:p>49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  <table:table-cell office:value-type="float" office:value="3390">
            <text:p>33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 office:value-type="float" office:value="1890">
            <text:p>18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 office:value-type="float" office:value="1050">
            <text:p>10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fucus_zone</text:p>
          </table:table-cell>
          <table:table-cell office:value-type="string">
            <text:p>II-5</text:p>
          </table:table-cell>
          <table:table-cell office:value-type="float" office:value="2670">
            <text:p>26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  <table:table-cell office:value-type="float" office:value="3240">
            <text:p>3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fucus_zone</text:p>
          </table:table-cell>
          <table:table-cell office:value-type="string">
            <text:p>II-7</text:p>
          </table:table-cell>
          <table:table-cell office:value-type="float" office:value="3840">
            <text:p>3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high_beatch</text:p>
          </table:table-cell>
          <table:table-cell office:value-type="string">
            <text:p>II-10</text:p>
          </table:table-cell>
          <table:table-cell office:value-type="float" office:value="1020">
            <text:p>10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high_beatch</text:p>
          </table:table-cell>
          <table:table-cell office:value-type="string">
            <text:p>II-8</text:p>
          </table:table-cell>
          <table:table-cell office:value-type="float" office:value="900">
            <text:p>9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high_beatch</text:p>
          </table:table-cell>
          <table:table-cell office:value-type="string">
            <text:p>II-9</text:p>
          </table:table-cell>
          <table:table-cell office:value-type="float" office:value="2160">
            <text:p>21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  <table:table-cell office:value-type="float" office:value="1050">
            <text:p>10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ydrographic_datum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  <table:table-cell office:value-type="float" office:value="4320">
            <text:p>43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  <table:table-cell office:value-type="float" office:value="1530">
            <text:p>15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3</text:p>
          </table:table-cell>
          <table:table-cell office:value-type="float" office:value="300">
            <text:p>3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4</text:p>
          </table:table-cell>
          <table:table-cell office:value-type="float" office:value="3840">
            <text:p>3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1</text:p>
          </table:table-cell>
          <table:table-cell office:value-type="float" office:value="3630">
            <text:p>36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2</text:p>
          </table:table-cell>
          <table:table-cell office:value-type="float" office:value="5340">
            <text:p>53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4</text:p>
          </table:table-cell>
          <table:table-cell office:value-type="float" office:value="2040">
            <text:p>20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high_beatch</text:p>
          </table:table-cell>
          <table:table-cell office:value-type="string">
            <text:p>II-5</text:p>
          </table:table-cell>
          <table:table-cell office:value-type="float" office:value="2910">
            <text:p>29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high_beatch</text:p>
          </table:table-cell>
          <table:table-cell office:value-type="string">
            <text:p>II-6</text:p>
          </table:table-cell>
          <table:table-cell office:value-type="float" office:value="900">
            <text:p>9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high_beatch</text:p>
          </table:table-cell>
          <table:table-cell office:value-type="string">
            <text:p>II-7</text:p>
          </table:table-cell>
          <table:table-cell office:value-type="float" office:value="4590">
            <text:p>45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  <table:table-cell office:value-type="float" office:value="1260">
            <text:p>12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  <table:table-cell office:value-type="float" office:value="1500">
            <text:p>15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3</text:p>
          </table:table-cell>
          <table:table-cell office:value-type="float" office:value="1440">
            <text:p>14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 office:value-type="float" office:value="1950">
            <text:p>19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 office:value-type="float" office:value="2940">
            <text:p>29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table:style-name="ce3"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table:style-name="ce3"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table:style-name="ce3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table:style-name="ce3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table:style-name="ce3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table:style-name="ce1"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table:style-name="ce1" office:value-type="float" office:value="180">
            <text:p>1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table:style-name="ce1" office:value-type="float" office:value="180">
            <text:p>1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6">
            <text:p>16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7">
            <text:p>17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8">
            <text:p>18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9">
            <text:p>19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2">
            <text:p>22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3">
            <text:p>23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4">
            <text:p>24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5">
            <text:p>25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6">
            <text:p>26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7">
            <text:p>27</text:p>
          </table:table-cell>
          <table:table-cell table:style-name="ce1" office:value-type="float" office:value="210">
            <text:p>2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8">
            <text:p>28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9">
            <text:p>29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0">
            <text:p>30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1">
            <text:p>31</text:p>
          </table:table-cell>
          <table:table-cell table:style-name="ce1"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2">
            <text:p>32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3">
            <text:p>33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6">
            <text:p>36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table:style-name="ce1" office:value-type="float" office:value="570">
            <text:p>57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2">
            <text:p>2</text:p>
          </table:table-cell>
          <table:table-cell table:style-name="ce1" office:value-type="float" office:value="330">
            <text:p>3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3">
            <text:p>3</text:p>
          </table:table-cell>
          <table:table-cell table:style-name="ce1" office:value-type="float" office:value="360">
            <text:p>3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4">
            <text:p>4</text:p>
          </table:table-cell>
          <table:table-cell table:style-name="ce1" office:value-type="float" office:value="330">
            <text:p>3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5">
            <text:p>5</text:p>
          </table:table-cell>
          <table:table-cell table:style-name="ce1" office:value-type="float" office:value="480">
            <text:p>4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6">
            <text:p>6</text:p>
          </table:table-cell>
          <table:table-cell table:style-name="ce1" office:value-type="float" office:value="300">
            <text:p>30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7">
            <text:p>7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8">
            <text:p>8</text:p>
          </table:table-cell>
          <table:table-cell table:style-name="ce1" office:value-type="float" office:value="960">
            <text:p>9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9">
            <text:p>9</text:p>
          </table:table-cell>
          <table:table-cell table:style-name="ce1" office:value-type="float" office:value="240">
            <text:p>2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table:style-name="ce1" office:value-type="float" office:value="240">
            <text:p>2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1590">
            <text:p>15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300">
            <text:p>3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1650">
            <text:p>16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office:value-type="float" office:value="1260">
            <text:p>12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office:value-type="float" office:value="2100">
            <text:p>21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office:value-type="float" office:value="1290">
            <text:p>12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1320">
            <text:p>13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360">
            <text:p>3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1440">
            <text:p>14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510">
            <text:p>5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1980">
            <text:p>19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office:value-type="float" office:value="1800">
            <text:p>18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office:value-type="float" office:value="2670">
            <text:p>26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office:value-type="float" office:value="2010">
            <text:p>20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office:value-type="float" office:value="2100">
            <text:p>21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office:value-type="float" office:value="1770">
            <text:p>17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16">
            <text:p>16</text:p>
          </table:table-cell>
          <table:table-cell office:value-type="float" office:value="1530">
            <text:p>15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20">
            <text:p>10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1560">
            <text:p>15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1500">
            <text:p>15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4710">
            <text:p>47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3540">
            <text:p>35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2370">
            <text:p>23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3150">
            <text:p>31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1770">
            <text:p>17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office:value-type="float" office:value="2400">
            <text:p>24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office:value-type="float" office:value="1650">
            <text:p>16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1200">
            <text:p>12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5430">
            <text:p>54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1950">
            <text:p>19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1050">
            <text:p>10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6120">
            <text:p>61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office:value-type="float" office:value="1620">
            <text:p>16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office:value-type="float" office:value="480">
            <text:p>4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office:value-type="float" office:value="4680">
            <text:p>46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1230">
            <text:p>12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860">
            <text:p>18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1080">
            <text:p>10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480">
            <text:p>4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office:value-type="float" office:value="1860">
            <text:p>18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office:value-type="float" office:value="600">
            <text:p>6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office:value-type="float" office:value="2310">
            <text:p>23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960">
            <text:p>9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2370">
            <text:p>23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1740">
            <text:p>17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1050">
            <text:p>10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1110">
            <text:p>11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office:value-type="float" office:value="300">
            <text:p>3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office:value-type="float" office:value="1140">
            <text:p>11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1470">
            <text:p>14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1710">
            <text:p>17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3090">
            <text:p>30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810">
            <text:p>8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870">
            <text:p>8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office:value-type="float" office:value="3480">
            <text:p>34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office:value-type="float" office:value="5310">
            <text:p>53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office:value-type="float" office:value="300">
            <text:p>3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office:value-type="float" office:value="1920">
            <text:p>19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1380">
            <text:p>13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2490">
            <text:p>24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1080">
            <text:p>10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2040">
            <text:p>20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3390">
            <text:p>33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2130">
            <text:p>21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320">
            <text:p>13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660">
            <text:p>6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2850">
            <text:p>28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1170">
            <text:p>11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660">
            <text:p>6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1170">
            <text:p>11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1560">
            <text:p>15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office:value-type="float" office:value="1680">
            <text:p>16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office:value-type="float" office:value="1260">
            <text:p>12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office:value-type="float" office:value="420">
            <text:p>4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110">
            <text:p>11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660">
            <text:p>6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office:value-type="float" office:value="1260">
            <text:p>12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office:value-type="float" office:value="1410">
            <text:p>14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2250">
            <text:p>22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1080">
            <text:p>10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480">
            <text:p>4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210">
            <text:p>2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4">
            <text:p>1994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550">
            <text:p>5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4">
            <text:p>1994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350">
            <text:p>3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5">
            <text:p>1995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480">
            <text:p>4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5">
            <text:p>1995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500">
            <text:p>5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6">
            <text:p>1996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130">
            <text:p>1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6">
            <text:p>1996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7">
            <text:p>1997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130">
            <text:p>1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7">
            <text:p>1997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310">
            <text:p>3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8">
            <text:p>1998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8">
            <text:p>1998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940">
            <text:p>9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9">
            <text:p>1999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9330">
            <text:p>93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9">
            <text:p>1999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7730">
            <text:p>77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0">
            <text:p>2000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2470">
            <text:p>24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0">
            <text:p>2000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3350">
            <text:p>33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2220">
            <text:p>22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2810">
            <text:p>28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2120">
            <text:p>21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3260">
            <text:p>32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1630">
            <text:p>16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2230">
            <text:p>22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2410">
            <text:p>24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2300">
            <text:p>23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1940">
            <text:p>19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1710">
            <text:p>17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630">
            <text:p>6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960">
            <text:p>9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870">
            <text:p>8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1240">
            <text:p>12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1380">
            <text:p>13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2300">
            <text:p>23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1810">
            <text:p>18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1680">
            <text:p>16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1220">
            <text:p>12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2140">
            <text:p>21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920">
            <text:p>9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1990">
            <text:p>19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1250">
            <text:p>12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Abram</text:p>
          </table:table-cell>
          <table:table-cell table:style-name="ce2"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k31</text:p>
          </table:table-cell>
          <table:table-cell table:style-name="ce4" office:value-type="float" office:value="2830">
            <text:p>283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Abram</text:p>
          </table:table-cell>
          <table:table-cell table:style-name="ce2"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k32</text:p>
          </table:table-cell>
          <table:table-cell table:style-name="ce4" office:value-type="float" office:value="3870">
            <text:p>387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Nagornoe</text:p>
          </table:table-cell>
          <table:table-cell table:style-name="ce2"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k33</text:p>
          </table:table-cell>
          <table:table-cell table:style-name="ce4" office:value-type="float" office:value="480">
            <text:p>4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Nagornoe</text:p>
          </table:table-cell>
          <table:table-cell table:style-name="ce2"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k34</text:p>
          </table:table-cell>
          <table:table-cell table:style-name="ce4" office:value-type="float" office:value="300">
            <text:p>3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Retinskoe</text:p>
          </table:table-cell>
          <table:table-cell table:style-name="ce2"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k35</text:p>
          </table:table-cell>
          <table:table-cell table:style-name="ce4" office:value-type="float" office:value="960">
            <text:p>9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Retinskoe</text:p>
          </table:table-cell>
          <table:table-cell table:style-name="ce2"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k36</text:p>
          </table:table-cell>
          <table:table-cell table:style-name="ce4" office:value-type="float" office:value="360">
            <text:p>3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Ura</text:p>
          </table:table-cell>
          <table:table-cell table:style-name="ce2"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ura1</text:p>
          </table:table-cell>
          <table:table-cell table:style-name="ce4" office:value-type="float" office:value="1720">
            <text:p>1720</text:p>
          </table:table-cell>
          <table:table-cell office:value-type="string">
            <text:p>Barents</text:p>
          </table:table-cell>
          <table:table-cell office:value-type="string">
            <text:p>We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Ura</text:p>
          </table:table-cell>
          <table:table-cell table:style-name="ce2"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ura2</text:p>
          </table:table-cell>
          <table:table-cell table:style-name="ce4" office:value-type="float" office:value="730">
            <text:p>730</text:p>
          </table:table-cell>
          <table:table-cell office:value-type="string">
            <text:p>Barents</text:p>
          </table:table-cell>
          <table:table-cell office:value-type="string">
            <text:p>West_Murman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Ura</text:p>
          </table:table-cell>
          <table:table-cell table:style-name="ce2"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ura3</text:p>
          </table:table-cell>
          <table:table-cell table:style-name="ce4" office:value-type="float" office:value="1350">
            <text:p>1350</text:p>
          </table:table-cell>
          <table:table-cell office:value-type="string">
            <text:p>Barents</text:p>
          </table:table-cell>
          <table:table-cell office:value-type="string">
            <text:p>We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echenga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string">
            <text:p>Barents</text:p>
          </table:table-cell>
          <table:table-cell office:value-type="string">
            <text:p>We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Pechenga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200">
            <text:p>1200</text:p>
          </table:table-cell>
          <table:table-cell office:value-type="string">
            <text:p>Barents</text:p>
          </table:table-cell>
          <table:table-cell office:value-type="string">
            <text:p>We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Pechenga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string">
            <text:p>Barents</text:p>
          </table:table-cell>
          <table:table-cell office:value-type="string">
            <text:p>West_Murman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1300">
            <text:p>13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420">
            <text:p>142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680">
            <text:p>168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100">
            <text:p>11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500">
            <text:p>5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6</text:p>
          </table:table-cell>
          <table:table-cell office:value-type="float" office:value="540">
            <text:p>5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7</text:p>
          </table:table-cell>
          <table:table-cell office:value-type="float" office:value="560">
            <text:p>56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8</text:p>
          </table:table-cell>
          <table:table-cell office:value-type="float" office:value="2080">
            <text:p>208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9</text:p>
          </table:table-cell>
          <table:table-cell office:value-type="float" office:value="2160">
            <text:p>216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0</text:p>
          </table:table-cell>
          <table:table-cell office:value-type="float" office:value="2120">
            <text:p>212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1</text:p>
          </table:table-cell>
          <table:table-cell office:value-type="float" office:value="2960">
            <text:p>296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2</text:p>
          </table:table-cell>
          <table:table-cell office:value-type="float" office:value="2760">
            <text:p>276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3</text:p>
          </table:table-cell>
          <table:table-cell office:value-type="float" office:value="4880">
            <text:p>488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4</text:p>
          </table:table-cell>
          <table:table-cell office:value-type="float" office:value="3480">
            <text:p>348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5</text:p>
          </table:table-cell>
          <table:table-cell office:value-type="float" office:value="2440">
            <text:p>24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6</text:p>
          </table:table-cell>
          <table:table-cell office:value-type="float" office:value="2920">
            <text:p>292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7</text:p>
          </table:table-cell>
          <table:table-cell office:value-type="float" office:value="2040">
            <text:p>20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8</text:p>
          </table:table-cell>
          <table:table-cell office:value-type="float" office:value="1740">
            <text:p>17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9</text:p>
          </table:table-cell>
          <table:table-cell office:value-type="float" office:value="2260">
            <text:p>226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10</text:p>
          </table:table-cell>
          <table:table-cell office:value-type="float" office:value="2840">
            <text:p>28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string">
            <text:p>vsl1</text:p>
          </table:table-cell>
          <table:table-cell office:value-type="float" office:value="900">
            <text:p>9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btidal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string">
            <text:p>vsl2</text:p>
          </table:table-cell>
          <table:table-cell office:value-type="float" office:value="620">
            <text:p>62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btidal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string">
            <text:p>vsl3</text:p>
          </table:table-cell>
          <table:table-cell office:value-type="float" office:value="560">
            <text:p>56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btidal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string">
            <text:p>vsl4</text:p>
          </table:table-cell>
          <table:table-cell office:value-type="float" office:value="700">
            <text:p>7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btidal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string">
            <text:p>vsl5</text:p>
          </table:table-cell>
          <table:table-cell office:value-type="float" office:value="2000">
            <text:p>20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btidal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string">
            <text:p>vsl6</text:p>
          </table:table-cell>
          <table:table-cell office:value-type="float" office:value="940">
            <text:p>9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btidal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string">
            <text:p>vsl7</text:p>
          </table:table-cell>
          <table:table-cell office:value-type="float" office:value="1500">
            <text:p>15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btidal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string">
            <text:p>vsl8</text:p>
          </table:table-cell>
          <table:table-cell office:value-type="float" office:value="1400">
            <text:p>14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btidal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string">
            <text:p>vsl9</text:p>
          </table:table-cell>
          <table:table-cell office:value-type="float" office:value="340">
            <text:p>3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btidal</text:p>
          </table:table-cell>
        </table:table-row>
        <table:table-row table:style-name="ro1"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string">
            <text:p>vsl10</text:p>
          </table:table-cell>
          <table:table-cell office:value-type="float" office:value="1100">
            <text:p>11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btidal</text:p>
          </table:table-cell>
        </table:table-row>
        <table:table-row table:style-name="ro1"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340">
            <text:p>3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40">
            <text:p>1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500">
            <text:p>5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960">
            <text:p>96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340">
            <text:p>3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6</text:p>
          </table:table-cell>
          <table:table-cell office:value-type="float" office:value="1460">
            <text:p>146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7</text:p>
          </table:table-cell>
          <table:table-cell office:value-type="float" office:value="500">
            <text:p>5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8</text:p>
          </table:table-cell>
          <table:table-cell office:value-type="float" office:value="1180">
            <text:p>118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9</text:p>
          </table:table-cell>
          <table:table-cell office:value-type="float" office:value="300">
            <text:p>3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0</text:p>
          </table:table-cell>
          <table:table-cell office:value-type="float" office:value="1160">
            <text:p>116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1</text:p>
          </table:table-cell>
          <table:table-cell office:value-type="float" office:value="420">
            <text:p>42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2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3</text:p>
          </table:table-cell>
          <table:table-cell office:value-type="float" office:value="460">
            <text:p>46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4</text:p>
          </table:table-cell>
          <table:table-cell office:value-type="float" office:value="260">
            <text:p>26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5</text:p>
          </table:table-cell>
          <table:table-cell office:value-type="float" office:value="400">
            <text:p>4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6</text:p>
          </table:table-cell>
          <table:table-cell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7</text:p>
          </table:table-cell>
          <table:table-cell office:value-type="float" office:value="700">
            <text:p>7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8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9</text:p>
          </table:table-cell>
          <table:table-cell office:value-type="float" office:value="340">
            <text:p>3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10</text:p>
          </table:table-cell>
          <table:table-cell office:value-type="float" office:value="600">
            <text:p>6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940">
            <text:p>9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050">
            <text:p>205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110">
            <text:p>111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970">
            <text:p>97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080">
            <text:p>108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6</text:p>
          </table:table-cell>
          <table:table-cell office:value-type="float" office:value="980">
            <text:p>98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7</text:p>
          </table:table-cell>
          <table:table-cell office:value-type="float" office:value="2220">
            <text:p>222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8</text:p>
          </table:table-cell>
          <table:table-cell office:value-type="float" office:value="800">
            <text:p>8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9</text:p>
          </table:table-cell>
          <table:table-cell office:value-type="float" office:value="560">
            <text:p>56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0</text:p>
          </table:table-cell>
          <table:table-cell office:value-type="float" office:value="940">
            <text:p>9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low_zostera</text:p>
          </table:table-cell>
          <table:table-cell office:value-type="string">
            <text:p>ngl1</text:p>
          </table:table-cell>
          <table:table-cell office:value-type="float" office:value="1640">
            <text:p>16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low_zostera</text:p>
          </table:table-cell>
          <table:table-cell office:value-type="string">
            <text:p>ngl2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low_zostera</text:p>
          </table:table-cell>
          <table:table-cell office:value-type="string">
            <text:p>ngl3</text:p>
          </table:table-cell>
          <table:table-cell office:value-type="float" office:value="920">
            <text:p>92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low_zostera</text:p>
          </table:table-cell>
          <table:table-cell office:value-type="string">
            <text:p>ngl4</text:p>
          </table:table-cell>
          <table:table-cell office:value-type="float" office:value="620">
            <text:p>62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low_zostera</text:p>
          </table:table-cell>
          <table:table-cell office:value-type="string">
            <text:p>ngl5</text:p>
          </table:table-cell>
          <table:table-cell office:value-type="float" office:value="1000">
            <text:p>10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6</text:p>
          </table:table-cell>
          <table:table-cell office:value-type="float" office:value="1060">
            <text:p>106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7</text:p>
          </table:table-cell>
          <table:table-cell office:value-type="float" office:value="1100">
            <text:p>11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8</text:p>
          </table:table-cell>
          <table:table-cell office:value-type="float" office:value="900">
            <text:p>9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9</text:p>
          </table:table-cell>
          <table:table-cell office:value-type="float" office:value="1400">
            <text:p>14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10</text:p>
          </table:table-cell>
          <table:table-cell office:value-type="float" office:value="1200">
            <text:p>12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460">
            <text:p>46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360">
            <text:p>36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300">
            <text:p>3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820">
            <text:p>82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440">
            <text:p>4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6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7</text:p>
          </table:table-cell>
          <table:table-cell office:value-type="float" office:value="420">
            <text:p>42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8</text:p>
          </table:table-cell>
          <table:table-cell office:value-type="float" office:value="600">
            <text:p>6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9</text:p>
          </table:table-cell>
          <table:table-cell office:value-type="float" office:value="300">
            <text:p>3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0</text:p>
          </table:table-cell>
          <table:table-cell office:value-type="float" office:value="500">
            <text:p>5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1</text:p>
          </table:table-cell>
          <table:table-cell office:value-type="float" office:value="300">
            <text:p>3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2</text:p>
          </table:table-cell>
          <table:table-cell office:value-type="float" office:value="340">
            <text:p>3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3</text:p>
          </table:table-cell>
          <table:table-cell office:value-type="float" office:value="200">
            <text:p>20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4</text:p>
          </table:table-cell>
          <table:table-cell office:value-type="float" office:value="320">
            <text:p>32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5</text:p>
          </table:table-cell>
          <table:table-cell office:value-type="float" office:value="420">
            <text:p>42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6</text:p>
          </table:table-cell>
          <table:table-cell office:value-type="float" office:value="440">
            <text:p>4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7</text:p>
          </table:table-cell>
          <table:table-cell office:value-type="float" office:value="440">
            <text:p>4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8</text:p>
          </table:table-cell>
          <table:table-cell office:value-type="float" office:value="340">
            <text:p>3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9</text:p>
          </table:table-cell>
          <table:table-cell office:value-type="float" office:value="340">
            <text:p>3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ngl10</text:p>
          </table:table-cell>
          <table:table-cell office:value-type="float" office:value="480">
            <text:p>48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string">
            <text:p>vsl1</text:p>
          </table:table-cell>
          <table:table-cell office:value-type="float" office:value="960">
            <text:p>96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btidal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string">
            <text:p>vsl2</text:p>
          </table:table-cell>
          <table:table-cell office:value-type="float" office:value="1280">
            <text:p>128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btidal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string">
            <text:p>vsl3</text:p>
          </table:table-cell>
          <table:table-cell office:value-type="float" office:value="1240">
            <text:p>124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btidal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string">
            <text:p>vsl4</text:p>
          </table:table-cell>
          <table:table-cell office:value-type="float" office:value="1120">
            <text:p>112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btidal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string">
            <text:p>vsl5</text:p>
          </table:table-cell>
          <table:table-cell office:value-type="float" office:value="1020">
            <text:p>102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btidal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string">
            <text:p>vsl6</text:p>
          </table:table-cell>
          <table:table-cell office:value-type="float" office:value="1280">
            <text:p>128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btidal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string">
            <text:p>vsl7</text:p>
          </table:table-cell>
          <table:table-cell office:value-type="float" office:value="1020">
            <text:p>102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btidal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string">
            <text:p>vsl8</text:p>
          </table:table-cell>
          <table:table-cell office:value-type="float" office:value="820">
            <text:p>82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btidal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string">
            <text:p>vsl9</text:p>
          </table:table-cell>
          <table:table-cell office:value-type="float" office:value="1360">
            <text:p>136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btidal</text:p>
          </table:table-cell>
        </table:table-row>
        <table:table-row table:style-name="ro1"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string">
            <text:p>vsl10</text:p>
          </table:table-cell>
          <table:table-cell office:value-type="float" office:value="1260">
            <text:p>1260</text:p>
          </table:table-cell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btidal</text:p>
          </table:table-cell>
        </table:table-row>
        <table:table-row table:style-name="ro1" table:number-rows-repeated="104735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F122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 Cyr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1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8" number:min-integer-digits="1"/>
    </number:number-style>
    <number:number-style style:name="N144">
      <number:number number:decimal-places="7" number:min-integer-digits="1"/>
    </number:number-style>
    <number:number-style style:name="N148P0" style:volatile="true">
      <number:text> </number:text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9" number:min-integer-digits="1"/>
    </number:number-style>
    <number:number-style style:name="N162">
      <number:number number:decimal-places="10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2" number:min-integer-digits="1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5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.00.0000</text:date>, <text:time style:data-style-name="N2" text:time-value="0000-00-00T15:41:3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5T15:42:07</dc:date>
    <dc:creator>Sophia Nazarova</dc:creator>
    <meta:generator>LibreOffice/3.6$Linux_X86_64 LibreOffice_project/360m1$Build-2</meta:generator>
    <meta:editing-duration>PT42M26S</meta:editing-duration>
    <meta:editing-cycles>18</meta:editing-cycles>
    <meta:document-statistic meta:table-count="1" meta:cell-count="9800" meta:object-count="0"/>
  </office:meta>
</office:document-meta>
</file>